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rsid="0003f424" officeooo:paragraph-rsid="0003f424"/>
    </style:style>
    <style:style style:name="P2" style:family="paragraph" style:parent-style-name="Text_20_body" style:list-style-name="L1">
      <style:text-properties officeooo:rsid="0003f424" officeooo:paragraph-rsid="0003f424"/>
    </style:style>
    <style:style style:name="P3" style:family="paragraph" style:parent-style-name="Text_20_body" style:list-style-name="L2">
      <style:text-properties officeooo:rsid="000538b6" officeooo:paragraph-rsid="000538b6"/>
    </style:style>
    <style:style style:name="P4" style:family="paragraph" style:parent-style-name="Text_20_body" style:list-style-name="L2">
      <style:paragraph-properties fo:margin-top="0.101cm" fo:margin-bottom="0.347cm" loext:contextual-spacing="false"/>
      <style:text-properties officeooo:rsid="000538b6" officeooo:paragraph-rsid="000538b6"/>
    </style:style>
    <style:style style:name="P5" style:family="paragraph" style:parent-style-name="Heading_20_3">
      <style:text-properties officeooo:rsid="0003f424" officeooo:paragraph-rsid="0003f424"/>
    </style:style>
    <style:style style:name="P6" style:family="paragraph" style:parent-style-name="Heading_20_3">
      <style:text-properties officeooo:rsid="000538b6" officeooo:paragraph-rsid="000538b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Elemental Live</text:h>
      <text:list xml:id="list8978696741470249435" text:style-name="L1">
        <text:list-item>
          <text:p text:style-name="P2">Evento fica aberto e usuário transmite quando quiser</text:p>
        </text:list-item>
        <text:list-item>
          <text:p text:style-name="P2">Verificar as formas de input do elemental (Rafael vai verificar com a Elemental)</text:p>
        </text:list-item>
      </text:list>
      <text:p text:style-name="P1"/>
      <text:h text:style-name="P6" text:outline-level="3">VDS</text:h>
      <text:list xml:id="list6734210584124417950" text:style-name="L2">
        <text:list-item>
          <text:p text:style-name="P3">Create Content Provider</text:p>
          <text:list>
            <text:list-item>
              <text:p text:style-name="P4">* Provider Name</text:p>
            </text:list-item>
            <text:list-item>
              <text:p text:style-name="P4">* User Name / Password (admin)</text:p>
            </text:list-item>
            <text:list-item>
              <text:p text:style-name="P4">Unlimited Storage, Session and Bandwidth Quotas (0)</text:p>
            </text:list-item>
          </text:list>
        </text:list-item>
        <text:list-item>
          <text:p text:style-name="P4">Create CDN</text:p>
          <text:list>
            <text:list-item>
              <text:p text:style-name="P4">* CDN Name (=provider name)</text:p>
            </text:list-item>
            <text:list-item>
              <text:p text:style-name="P4">* Content Provider</text:p>
            </text:list-item>
            <text:list-item>
              <text:p text:style-name="P4">* Device Address (FQDN or IP address)</text:p>
            </text:list-item>
            <text:list-item>
              <text:p text:style-name="P4">* Control Port</text:p>
            </text:list-item>
            <text:list-item>
              <text:p text:style-name="P4">* Service State (In Service / Out Of Service)</text:p>
            </text:list-item>
            <text:list-item>
              <text:p text:style-name="P4">* Username / Password</text:p>
            </text:list-item>
          </text:list>
        </text:list-item>
        <text:list-item>
          <text:p text:style-name="P4">Create Delivery Services</text:p>
          <text:list>
            <text:list-item>
              <text:p text:style-name="P4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6T18:55:21.602953012</meta:creation-date>
    <meta:editing-duration>PT47S</meta:editing-duration>
    <meta:editing-cycles>2</meta:editing-cycles>
    <meta:generator>LibreOffice/5.0.4.2$Linux_X86_64 LibreOffice_project/00m0$Build-2</meta:generator>
    <dc:date>2016-05-06T18:56:07.231795035</dc:date>
    <meta:document-statistic meta:table-count="0" meta:image-count="0" meta:object-count="0" meta:page-count="1" meta:paragraph-count="17" meta:word-count="94" meta:character-count="479" meta:non-whitespace-character-count="416"/>
  </office:meta>
</office:document-meta>
</file>